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25-01-19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7712" calcext:value-type="float">
            <text:p>78.4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24-01-04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23-01-05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22-01-05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21-01-0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20-01-04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5312" calcext:value-type="float">
            <text:p>74.50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20-01-04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1032" calcext:value-type="float">
            <text:p>74.55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19-01-04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18-01-04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17-01-05 17:35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16-01-04 17:21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748" calcext:value-type="float">
            <text:p>71.27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15-01-05 18:27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848" calcext:value-type="float">
            <text:p>71.17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14-01-05 16:12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13-01-05 19:06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12-01-06 17:41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11-01-06 16:49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3296" calcext:value-type="float">
            <text:p>65.2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10-01-05 15:0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4032" calcext:value-type="float">
            <text:p>64.2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09-01-07 20:08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08-01-07 19:14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07-01-24 22:27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07-01-24 22:02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06-01-08 15:2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06-01-07 22:33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0184" calcext:value-type="float">
            <text:p>61.67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05-01-11 18:23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04-01-05 20:40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03-01-10 15:56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02-01-07 22:27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01-01-06 20:17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3632" calcext:value-type="float">
            <text:p>57.2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1101254101</text:p>
          </table:table-cell>
          <table:table-cell office:value-type="string" calcext:value-type="string">
            <text:p>2000-01-07 18:23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